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1.0pt"/>
    </style:style>
    <style:style style:name="P2" style:family="paragraph" style:parent-style-name="Standard">
      <style:paragraph-properties fo:margin-left="0.1250in" fo:text-indent="-0.1250in">
        <style:tab-stops>
          <style:tab-stop style:position="0.0139in"/>
          <style:tab-stop style:position="0.1389in"/>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1.0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font-size="12.0pt" fo:font-size-asian="12.0pt" fo:font-size-complex="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System design document for ZombieWeek</text:span></text:p>
      <text:p text:style-name="P1"><text:span text:style-name="T1"/></text:p>
      <text:p text:style-name="P1"><text:span text:style-name="T1"/></text:p>
      <text:p text:style-name="P1"><text:span text:style-name="T1"/></text:p>
      <text:p text:style-name="P1"><text:span text:style-name="T1">Version and date: </text:span></text:p>
      <text:p text:style-name="P1"><text:span text:style-name="T1">0.1 <text:tab/>2015-04-29</text:span></text:p>
      <text:p text:style-name="P1"><text:span text:style-name="T1">0.2 <text:tab/>2015-05-03</text:span></text:p>
      <text:p text:style-name="P1"><text:span text:style-name="T1">0.3<text:tab/>2015-05-04</text:span></text:p>
      <text:p text:style-name="P1"><text:span text:style-name="T1">0.4<text:tab/>2015-05-05</text:span></text:p>
      <text:p text:style-name="P1"><text:span text:style-name="T1"/></text:p>
      <text:p text:style-name="P1"><text:span text:style-name="T1"/></text:p>
      <text:p text:style-name="P1"><text:span text:style-name="T1">This version overrides all previous versions.</text:span></text:p>
      <text:p text:style-name="P1"><text:span text:style-name="T1"/></text:p>
      <text:p text:style-name="P1"><text:span text:style-name="T2">1 Introduction</text:span></text:p>
      <text:p text:style-name="P1"><text:span text:style-name="T1"/></text:p>
      <text:p text:style-name="P1"><text:span text:style-name="T1">This is the system design document for the game ZombieWeek.</text:span></text:p>
      <text:p text:style-name="P1"><text:span text:style-name="T1"/></text:p>
      <text:p text:style-name="P1"><text:span text:style-name="T2">1.1 Design goals</text:span></text:p>
      <text:p text:style-name="P1"><text:span text:style-name="T1"/></text:p>
      <text:p text:style-name="P1"><text:span text:style-name="T1">The design of ZombieWeek aims to implement Model-View-Controller. That is, the different classes will be split up in different packages depending on what they do. In theory this means that coupling will be minimized and the game’s structure easy to replicate if needed. The different libraries, such as libGDX and Box2D, should also be able to be switched out to libraries with similar properties and classes using adapter classes.</text:span></text:p>
      <text:p text:style-name="P1"><text:span text:style-name="T1"/></text:p>
      <text:p text:style-name="P1"><text:span text:style-name="T2">1.2 Definitions, acronyms and abbreviations </text:span></text:p>
      <text:p text:style-name="P1"><text:span text:style-name="T1"/></text:p>
      <text:p text:style-name="P1"><text:span text:style-name="T1">Due to the technical aspect of this project there will be terms that might be unknown to the reader. These are included below.</text:span></text:p>
      <text:p text:style-name="P1"><text:span text:style-name="T1"/></text:p>
      <text:list text:style-name="L1">
        <text:list-item>
          <text:p text:style-name="P2"><text:span text:style-name="T3"/><text:span text:style-name="T2">Avatar</text:span><text:span text:style-name="T1"><text:s/>- The player’s character, in this case either Emil or Emilia.</text:span></text:p>
        </text:list-item>
        <text:list-item>
          <text:p text:style-name="P2"><text:span text:style-name="T3"/><text:span text:style-name="T2">Java</text:span><text:span text:style-name="T1"><text:s/>- A programming language able to create programs that are runnable on several different systems.</text:span></text:p>
        </text:list-item>
        <text:list-item>
          <text:p text:style-name="P2"><text:span text:style-name="T3"/><text:span text:style-name="T2">GUI</text:span><text:span text:style-name="T1"><text:s/>- Graphical user interface. The part of the game that the player sees.</text:span></text:p>
        </text:list-item>
        <text:list-item>
          <text:p text:style-name="P2"><text:span text:style-name="T3"/><text:span text:style-name="T2">HUD</text:span><text:span text:style-name="T1"><text:s/>- Heads-up display. A way to look at instruments and gauges without having to look down, in the case of video games this is often a layer on the game screen with information about the player’s health, ammunition et cetera.</text:span></text:p>
        </text:list-item>
        <text:list-item>
          <text:p text:style-name="P2"><text:span text:style-name="T3"/><text:span text:style-name="T2">Path-finding</text:span><text:span text:style-name="T1"><text:s/>- Finding the shortest route between two objects without colliding with anything. In video games this is often done to simulate artificial intelligence, moving for example an enemy closer to the player. The path finding in ZombieWeek uses an A*-algorithm</text:span></text:p>
        </text:list-item>
        <text:list-item>
          <text:p text:style-name="P2"><text:span text:style-name="T3"/><text:span text:style-name="T2">A*</text:span><text:span text:style-name="T1"><text:s/>- An algorithm for finding the shortest path between two objects, similar to Dijkstra’s algorithm but more efficient for game programming purposes.</text:span></text:p>
        </text:list-item>
        <text:list-item>
          <text:p text:style-name="P2"><text:span text:style-name="T3"/><text:span text:style-name="T2">libGDX</text:span><text:span text:style-name="T1"><text:s/>- A Java library for constructing games. It has classes for rendering images, creating a game screen and other useful applications. </text:span></text:p>
        </text:list-item>
        <text:list-item>
          <text:p text:style-name="P2"><text:span text:style-name="T3"/><text:span text:style-name="T2">Box2D</text:span><text:span text:style-name="T1"><text:s/>- A Java library for physic simulation. </text:span></text:p>
        </text:list-item>
        <text:list-item>
          <text:p text:style-name="P2"><text:span text:style-name="T3"/><text:span text:style-name="T2">Gradle</text:span><text:span text:style-name="T1"><text:s/>- A program used for compiling. Similar to Apache Maven, but doesn’t use XML.</text:span></text:p>
        </text:list-item>
        <text:list-item>
          <text:p text:style-name="P2"><text:span text:style-name="T3"/><text:span text:style-name="T2">MVC</text:span><text:span text:style-name="T1"><text:s/>/ Model-View-Controller - A design pattern where the classes are divided into three categories: model, view and controller. These store, modify and present the data, respectively.</text:span></text:p>
        </text:list-item>
        <text:list-item>
          <text:p text:style-name="P2"><text:span text:style-name="T3"/><text:span text:style-name="T2">Body</text:span><text:span text:style-name="T1"><text:s/>- A representation of a physical body.</text:span></text:p>
        </text:list-item>
        <text:list-item>
          <text:p text:style-name="P2"><text:span text:style-name="T3"/><text:span text:style-name="T2">World</text:span><text:span text:style-name="T1"><text:s/>- A representation of a world, containing e.g. body data and gravity settings.</text:span></text:p>
        </text:list-item>
        <text:list-item>
          <text:p text:style-name="P2"><text:span text:style-name="T3"/><text:span text:style-name="T2">Sprite</text:span><text:span text:style-name="T1"><text:s/>- 2D image</text:span></text:p>
        </text:list-item>
      </text:list>
      <text:p text:style-name="P1"><text:span text:style-name="T1"/></text:p>
      <text:p text:style-name="P1"><text:span text:style-name="T1"/></text:p>
      <text:p text:style-name="P1"><text:span text:style-name="T2">2 System design</text:span></text:p>
      <text:p text:style-name="P1"><text:span text:style-name="T2"/></text:p>
      <text:p text:style-name="P1"><text:span text:style-name="T2">2.1 Overview </text:span></text:p>
      <text:p text:style-name="P1"><text:span text:style-name="T1"/></text:p>
      <text:p text:style-name="P1"><text:span text:style-name="T1">The application uses the MVC design pattern. The model contains data for e.g. the game world, player and enemies. The views will render the data from the model and show it to the user as a GUI, this includes e.g. the menu screen and the game screen. The controllers will take care of user input and change the models data, turning user input to game actions.</text:span></text:p>
      <text:p text:style-name="P1"><text:span text:style-name="T1"/></text:p>
      <text:p text:style-name="P1"><text:span text:style-name="T2">2.1.1 The levels</text:span></text:p>
      <text:p text:style-name="P1"><text:span text:style-name="T1"/></text:p>
      <text:p text:style-name="P1"><text:span text:style-name="T1">The level contains the graphical representation of the physical world of each game level. When creating a level the constructor takes a path to a map of choice, and then creates an empty world.</text:span></text:p>
      <text:p text:style-name="P1"><text:span text:style-name="T1"/></text:p>
      <text:p text:style-name="P1"><text:span text:style-name="T2">2.1.2 Entities</text:span></text:p>
      <text:p text:style-name="P1"><text:span text:style-name="T1"/></text:p>
      <text:p text:style-name="P1"><text:span text:style-name="T1">All entities has a body and a sprite. The body controls the physics of the entity, containing the mass, friction, position, velocity and making it collidable. The sprite controls the graphical representation of the entity with a 2D image. An entity can be e.g. the player or a zombie.</text:span></text:p>
      <text:p text:style-name="P1"><text:span text:style-name="T1"/></text:p>
      <text:p text:style-name="P1"><text:span text:style-name="T2">2.2 Software decomposition</text:span></text:p>
      <text:p text:style-name="P1"><text:span text:style-name="T2"/></text:p>
      <text:p text:style-name="P1"><text:span text:style-name="T2">2.2.1 General</text:span></text:p>
      <text:p text:style-name="P1"><text:span text:style-name="T1"/></text:p>
      <text:p text:style-name="P1"><text:span text:style-name="T1">The application uses three main systems. Box2D, libGDX and our implementation. Box2D takes care of the physical world. libGDX is continuously rendering data to graphical output. Our implementation takes care of user input, player and enemy movement, and the graphical representation of the game.</text:span></text:p>
      <text:p text:style-name="P1"><text:span text:style-name="T1"/></text:p>
      <text:p text:style-name="P1"><text:span text:style-name="T1">Our implementation is decomposed into the following modules:</text:span></text:p>
      <text:list text:style-name="L1">
        <text:list-item>
          <text:p text:style-name="P2"><text:span text:style-name="T3"/><text:span text:style-name="T1">model, data for all objects</text:span></text:p>
        </text:list-item>
        <text:list-item>
          <text:p text:style-name="P2"><text:span text:style-name="T3"/><text:span text:style-name="T1">view, graphical representation of the model </text:span></text:p>
        </text:list-item>
        <text:list-item>
          <text:p text:style-name="P2"><text:span text:style-name="T3"/><text:span text:style-name="T1">controller, controls the model and view</text:span></text:p>
        </text:list-item>
        <text:list-item>
          <text:p text:style-name="P2"><text:span text:style-name="T3"/><text:span text:style-name="T1">utils, contains utilities e.g. path finding algorithm and constants</text:span></text:p>
        </text:list-item>
        <text:list-item>
          <text:p text:style-name="P2"><text:span text:style-name="T3"/><text:span text:style-name="T1">adapter, graphically representable objects</text:span></text:p>
        </text:list-item>
        <text:list-item>
          <text:p text:style-name="P2"><text:span text:style-name="T3"/><text:span text:style-name="T1">ZombieWeek is the application entry class</text:span></text:p>
        </text:list-item>
      </text:list>
      <text:p text:style-name="P1"><text:span text:style-name="T1"/></text:p>
      <text:p text:style-name="P1"><text:span text:style-name="T2">2.2.2 Decomposition into subsystems </text:span></text:p>
      <text:p text:style-name="P1"><text:span text:style-name="T1"/></text:p>
      <text:p text:style-name="P1"><text:span text:style-name="T1">As stated in the goal section of this document the game implements Model-View-Controller. <text:s/>The model classes store the game’s data, such as x and y coordinates of the player och which leveled that are available. The controller package contains classes which modifies the data and perform calculations. This can be pathfinding for the zombies or input from the player, which needs to be transformed into a path and movement (updated x and y coordinates) respectively. In the view package the game screens are created and updated. Furthermore there are several helper classes, such as an implementation of the A*-algorithm, which are stored in a utility package.</text:span></text:p>
      <text:p text:style-name="P1"><text:span text:style-name="T1"/></text:p>
      <text:p text:style-name="P1"><text:span text:style-name="T2">2.2.3 Layering</text:span></text:p>
      <text:p text:style-name="P1"><text:span text:style-name="T2"/></text:p>
      <text:p text:style-name="P1"><text:span text:style-name="T2">2.2.4 Dependency analysis</text:span></text:p>
      <text:p text:style-name="P1"><text:span text:style-name="T2"/></text:p>
      <text:p text:style-name="P1"><text:span text:style-name="T2">2.3 Concurrency issues</text:span></text:p>
      <text:p text:style-name="P1"><text:span text:style-name="T2"/></text:p>
      <text:p text:style-name="P1"><text:span text:style-name="T2">2.4 Persistent data management</text:span></text:p>
      <text:p text:style-name="P1"><text:span text:style-name="T2"/></text:p>
      <text:p text:style-name="P1"><text:span text:style-name="T2">2.5 Access control and security</text:span></text:p>
      <text:p text:style-name="P1"><text:span text:style-name="T2"/></text:p>
      <text:p text:style-name="P1"><text:span text:style-name="T2">2.6 Boundary conditions </text:span></text:p>
      <text:p text:style-name="P1"><text:span text:style-name="T2"/></text:p>
      <text:p text:style-name="P1"><text:span text:style-name="T2">3 References</text:span></text:p>
      <text:p text:style-name="P1"><text:span text:style-name="T2"/></text:p>
      <text:p text:style-name="P1"><text:span text:style-name="T2"><text:s text:c="2"/>APPENDIX </text:span></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